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8.78416666666667cm"/>
    </style:style>
    <style:style style:name="co11" style:family="table-column">
      <style:table-column-properties fo:break-before="auto" style:column-width="4.55083333333333cm"/>
    </style:style>
    <style:style style:name="co12" style:family="table-column">
      <style:table-column-properties fo:break-before="auto" style:column-width="5.90020833333333cm"/>
    </style:style>
    <style:style style:name="co13" style:family="table-column">
      <style:table-column-properties fo:break-before="auto" style:column-width="5.02708333333333cm"/>
    </style:style>
    <style:style style:name="co14" style:family="table-column">
      <style:table-column-properties fo:break-before="auto" style:column-width="6.00604166666667cm"/>
    </style:style>
    <style:style style:name="co15" style:family="table-column">
      <style:table-column-properties fo:break-before="auto" style:column-width="4.63020833333333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4.7889583333333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5.45041666666667cm"/>
    </style:style>
    <style:style style:name="co21" style:family="table-column">
      <style:table-column-properties fo:break-before="auto" style:column-width="4.10104166666667cm"/>
    </style:style>
    <style:style style:name="co22" style:family="table-column">
      <style:table-column-properties fo:break-before="auto" style:column-width="5.4768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t_food_review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IEW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od Food within a Reasonable Price. Happy with the Stomach. :)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0:23" table:style-name="ce3">
            <text:p>12-11-17 10:20 PM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  <table:table table:name="rest_info" table:style-name="ta2"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245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DRES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SEATING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ndi Dhanmondi</text:p>
          </table:table-cell>
          <table:table-cell office:value-type="string" table:style-name="ce1">
            <text:p>9/A , Rupayan Z.R Plaza, Satmasjid Road, Dhaka 1209</text:p>
          </table:table-cell>
          <table:table-cell office:value-type="float" office:value="23.746373999999999" table:style-name="ce1">
            <text:p>23.746374</text:p>
          </table:table-cell>
          <table:table-cell office:value-type="float" office:value="90.371132000000003" table:style-name="ce1">
            <text:p>90.371132</text:p>
          </table:table-cell>
          <table:table-cell table:style-name="ce2"/>
          <table:table-cell office:value-type="float" office:value="1841242634" table:style-name="ce1">
            <text:p>184124263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st_image\rest_id_1\1.jpg</text:p>
          </table:table-cell>
          <table:table-cell office:value-type="date" office:date-value="2017-12-11T22:21:21" table:style-name="ce3">
            <text:p>12-11-17 10:21 PM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abroso Dhanmondi</text:p>
          </table:table-cell>
          <table:table-cell office:value-type="string" table:style-name="ce2">
            <text:p>House 67, Level 7, Navana GH Height, Satmasjid Rd, Dhaka 1209</text:p>
          </table:table-cell>
          <table:table-cell office:value-type="float" office:value="23.749711999999999" table:style-name="ce2">
            <text:p>23.749712</text:p>
          </table:table-cell>
          <table:table-cell office:value-type="float" office:value="90.366403099999999" table:style-name="ce2">
            <text:p>90.3664031</text:p>
          </table:table-cell>
          <table:table-cell table:style-name="ce2"/>
          <table:table-cell office:value-type="string" table:style-name="ce2">
            <text:p>01708-031363</text:p>
          </table:table-cell>
          <table:table-cell table:number-columns-repeated="2" table:style-name="ce2"/>
          <table:table-cell office:value-type="string" table:style-name="ce2">
            <text:p>rest_image\rest_id_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Gloria Jean's Coffees</text:p>
          </table:table-cell>
          <table:table-cell office:value-type="string" table:style-name="ce2">
            <text:p>67, GH Heights (1st Floor), Satmasjid Rd, Dhaka 1205</text:p>
          </table:table-cell>
          <table:table-cell office:value-type="float" office:value="23.749619800000001" table:style-name="ce2">
            <text:p>23.7496198</text:p>
          </table:table-cell>
          <table:table-cell office:value-type="float" office:value="90.361235699999995" table:style-name="ce2">
            <text:p>90.3612357</text:p>
          </table:table-cell>
          <table:table-cell table:style-name="ce2"/>
          <table:table-cell office:value-type="string" table:style-name="ce2">
            <text:p>01929-333888</text:p>
          </table:table-cell>
          <table:table-cell table:number-columns-repeated="2" table:style-name="ce2"/>
          <table:table-cell office:value-type="string" table:style-name="ce2">
            <text:p>rest_image\rest_id_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asta State Dhanmondi</text:p>
          </table:table-cell>
          <table:table-cell office:value-type="string" table:style-name="ce6">
            <text:p>Almas, 8A Satmasjid Road, Dhanmondi 15, Dhaka 1207</text:p>
          </table:table-cell>
          <table:table-cell office:value-type="float" office:value="23.744138" table:style-name="ce2">
            <text:p>23.744138</text:p>
          </table:table-cell>
          <table:table-cell office:value-type="float" office:value="90.370950199999996" table:style-name="ce2">
            <text:p>90.3709502</text:p>
          </table:table-cell>
          <table:table-cell table:style-name="ce2"/>
          <table:table-cell office:value-type="string" table:style-name="ce2">
            <text:p>01708-428303</text:p>
          </table:table-cell>
          <table:table-cell table:number-columns-repeated="2" table:style-name="ce2"/>
          <table:table-cell office:value-type="string" table:style-name="ce2">
            <text:p>rest_image\rest_id_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Madchef Dhanmondi</text:p>
          </table:table-cell>
          <table:table-cell office:value-type="string" table:style-name="ce2">
            <text:p>4th Floor, Rangs KB Square, 49/A, Satmashjid Road, Adjacent to Road 9/A, Dhaka 1209</text:p>
          </table:table-cell>
          <table:table-cell office:value-type="float" office:value="23.744684599999999" table:style-name="ce2">
            <text:p>23.7446846</text:p>
          </table:table-cell>
          <table:table-cell office:value-type="float" office:value="90.369901100000007" table:style-name="ce2">
            <text:p>90.3699011</text:p>
          </table:table-cell>
          <table:table-cell table:style-name="ce2"/>
          <table:table-cell office:value-type="string" table:style-name="ce2">
            <text:p>01715-407350</text:p>
          </table:table-cell>
          <table:table-cell table:number-columns-repeated="2" table:style-name="ce2"/>
          <table:table-cell office:value-type="string" table:style-name="ce2">
            <text:p>rest_image\rest_id_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Guhaa</text:p>
          </table:table-cell>
          <table:table-cell office:value-type="string" table:style-name="ce2">
            <text:p>736, Level 9, 9/A, Satmasjid Road, Dhanmondi, Dhaka 1205</text:p>
          </table:table-cell>
          <table:table-cell office:value-type="float" office:value="23.744626199999999" table:style-name="ce2">
            <text:p>23.7446262</text:p>
          </table:table-cell>
          <table:table-cell office:value-type="float" office:value="90.369836399999997" table:style-name="ce2">
            <text:p>90.3698364</text:p>
          </table:table-cell>
          <table:table-cell table:style-name="ce2"/>
          <table:table-cell office:value-type="string" table:style-name="ce2">
            <text:p>01911-144408</text:p>
          </table:table-cell>
          <table:table-cell table:number-columns-repeated="2" table:style-name="ce2"/>
          <table:table-cell office:value-type="string" table:style-name="ce2">
            <text:p>rest_image\rest_id_6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Takeout Dhanmondi</text:p>
          </table:table-cell>
          <table:table-cell office:value-type="string" table:style-name="ce2">
            <text:p>Rangs KB Square (3rd floor), 736 Satmasjid Road, Dhanmondi, Dhaka</text:p>
          </table:table-cell>
          <table:table-cell office:value-type="float" office:value="23.7446831" table:style-name="ce2">
            <text:p>23.7446831</text:p>
          </table:table-cell>
          <table:table-cell office:value-type="float" office:value="90.369960699999993" table:style-name="ce2">
            <text:p>90.3699607</text:p>
          </table:table-cell>
          <table:table-cell table:style-name="ce2"/>
          <table:table-cell office:value-type="string" table:style-name="ce2">
            <text:p>01847-290010</text:p>
          </table:table-cell>
          <table:table-cell table:number-columns-repeated="2" table:style-name="ce2"/>
          <table:table-cell office:value-type="string" table:style-name="ce2">
            <text:p>rest_image\rest_id_7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Glazed</text:p>
          </table:table-cell>
          <table:table-cell office:value-type="string" table:style-name="ce2">
            <text:p>1st flr, KB Square, 736 Satmasjid Rd, Dhaka</text:p>
          </table:table-cell>
          <table:table-cell office:value-type="float" office:value="23.744552599999999" table:style-name="ce2">
            <text:p>23.7445526</text:p>
          </table:table-cell>
          <table:table-cell office:value-type="float" office:value="90.369920899999997" table:style-name="ce2">
            <text:p>90.3699209</text:p>
          </table:table-cell>
          <table:table-cell table:style-name="ce2"/>
          <table:table-cell office:value-type="string" table:style-name="ce2">
            <text:p>01611-452933</text:p>
          </table:table-cell>
          <table:table-cell table:number-columns-repeated="2" table:style-name="ce2"/>
          <table:table-cell office:value-type="string" table:style-name="ce2">
            <text:p>rest_image\rest_id_8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BFC</text:p>
          </table:table-cell>
          <table:table-cell office:value-type="string" table:style-name="ce2">
            <text:p>Dhanmondi-15,Dhaka, Satmasjid Road, Dhaka</text:p>
          </table:table-cell>
          <table:table-cell office:value-type="float" office:value="23.743969499999999" table:style-name="ce2">
            <text:p>23.7439695</text:p>
          </table:table-cell>
          <table:table-cell office:value-type="float" office:value="90.370456000000004" table:style-name="ce2">
            <text:p>90.370456</text:p>
          </table:table-cell>
          <table:table-cell table:style-name="ce2"/>
          <table:table-cell office:value-type="string" table:style-name="ce2">
            <text:p>01710-627380</text:p>
          </table:table-cell>
          <table:table-cell table:number-columns-repeated="2" table:style-name="ce2"/>
          <table:table-cell office:value-type="string" table:style-name="ce2">
            <text:p>rest_image\rest_id_9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hwarma House</text:p>
          </table:table-cell>
          <table:table-cell office:value-type="string" table:style-name="ce2">
            <text:p>Rd No. 6A, Dhanmondi, <text:s/>Dhaka</text:p>
          </table:table-cell>
          <table:table-cell office:value-type="float" office:value="23.7423143" table:style-name="ce2">
            <text:p>23.7423143</text:p>
          </table:table-cell>
          <table:table-cell office:value-type="float" office:value="90.374016499999996" table:style-name="ce2">
            <text:p>90.3740165</text:p>
          </table:table-cell>
          <table:table-cell table:style-name="ce2"/>
          <table:table-cell office:value-type="string" table:style-name="ce2">
            <text:p>01731-840140</text:p>
          </table:table-cell>
          <table:table-cell table:number-columns-repeated="2" table:style-name="ce2"/>
          <table:table-cell office:value-type="string" table:style-name="ce2">
            <text:p>rest_image\rest_id_10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ilantro</text:p>
          </table:table-cell>
          <table:table-cell office:value-type="string" table:style-name="ce2">
            <text:p>749, Satmasjid Road, Dhaka 1209</text:p>
          </table:table-cell>
          <table:table-cell office:value-type="float" office:value="23.746336700000001" table:style-name="ce2">
            <text:p>23.7463367</text:p>
          </table:table-cell>
          <table:table-cell office:value-type="float" office:value="90.371363299999999" table:style-name="ce2">
            <text:p>90.3713633</text:p>
          </table:table-cell>
          <table:table-cell table:style-name="ce2"/>
          <table:table-cell office:value-type="string" table:style-name="ce2">
            <text:p>01766-449912</text:p>
          </table:table-cell>
          <table:table-cell table:number-columns-repeated="2" table:style-name="ce2"/>
          <table:table-cell office:value-type="string" table:style-name="ce2">
            <text:p>rest_image\rest_id_11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Bella Italia</text:p>
          </table:table-cell>
          <table:table-cell office:value-type="string" table:style-name="ce2">
            <text:p>ADC empire Plaza, Satmasjid Road, Opposite Pizza Hut, Dhaka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1771-077001</text:p>
          </table:table-cell>
          <table:table-cell table:number-columns-repeated="2" table:style-name="ce2"/>
          <table:table-cell office:value-type="string" table:style-name="ce2">
            <text:p>rest_image\rest_id_1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izza Hut Dhammondi</text:p>
          </table:table-cell>
          <table:table-cell office:value-type="string" table:style-name="ce2">
            <text:p>754, 1st &amp; 2nd Floor, Satmasjid Road, Dhaka 1209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2-9133576</text:p>
          </table:table-cell>
          <table:table-cell table:number-columns-repeated="2" table:style-name="ce2"/>
          <table:table-cell office:value-type="string" table:style-name="ce2">
            <text:p>rest_image\rest_id_1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tar Kabab</text:p>
          </table:table-cell>
          <table:table-cell office:value-type="string" table:style-name="ce2">
            <text:p>Rd No. 2, Dhanmondi, <text:s/>Dhaka</text:p>
          </table:table-cell>
          <table:table-cell office:value-type="float" office:value="23.739097999999998" table:style-name="ce2">
            <text:p>23.739098</text:p>
          </table:table-cell>
          <table:table-cell office:value-type="float" office:value="90.379995300000004" table:style-name="ce2">
            <text:p>90.3799953</text:p>
          </table:table-cell>
          <table:table-cell table:style-name="ce2"/>
          <table:table-cell office:value-type="string" table:style-name="ce2">
            <text:p>01511-932681</text:p>
          </table:table-cell>
          <table:table-cell table:number-columns-repeated="2" table:style-name="ce2"/>
          <table:table-cell office:value-type="string" table:style-name="ce2">
            <text:p>rest_image\rest_id_1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ream and Fudge</text:p>
          </table:table-cell>
          <table:table-cell office:value-type="string" table:style-name="ce2">
            <text:p>Rd No. 12A, Dhanmondi, Dhaka</text:p>
          </table:table-cell>
          <table:table-cell office:value-type="float" office:value="23.747663800000002" table:style-name="ce2">
            <text:p>23.7476638</text:p>
          </table:table-cell>
          <table:table-cell office:value-type="float" office:value="90.368609500000005" table:style-name="ce2">
            <text:p>90.3686095</text:p>
          </table:table-cell>
          <table:table-cell table:style-name="ce2"/>
          <table:table-cell office:value-type="string" table:style-name="ce2">
            <text:p>01755-152597</text:p>
          </table:table-cell>
          <table:table-cell table:number-columns-repeated="2" table:style-name="ce2"/>
          <table:table-cell office:value-type="string" table:style-name="ce2">
            <text:p>rest_image\rest_id_1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The Pit Grill</text:p>
          </table:table-cell>
          <table:table-cell office:value-type="string" table:style-name="ce2">
            <text:p>House No 105, Road No New 9A, Dhanmondi, Dhaka</text:p>
          </table:table-cell>
          <table:table-cell office:value-type="float" office:value="23.748950900000001" table:style-name="ce2">
            <text:p>23.7489509</text:p>
          </table:table-cell>
          <table:table-cell office:value-type="float" office:value="90.366266300000007" table:style-name="ce2">
            <text:p>90.3662663</text:p>
          </table:table-cell>
          <table:table-cell table:style-name="ce2"/>
          <table:table-cell office:value-type="string" table:style-name="ce2">
            <text:p>01974-847455</text:p>
          </table:table-cell>
          <table:table-cell table:number-columns-repeated="2" table:style-name="ce2"/>
          <table:table-cell office:value-type="string" table:style-name="ce2">
            <text:p>rest_image\rest_id_16\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Sweetsins Coffees</text:p>
          </table:table-cell>
          <table:table-cell office:value-type="string" table:style-name="ce2">
            <text:p>2 Satmasjid Road, Dhaka 1209</text:p>
          </table:table-cell>
          <table:table-cell office:value-type="float" office:value="23.749759900000001" table:style-name="ce2">
            <text:p>23.7497599</text:p>
          </table:table-cell>
          <table:table-cell office:value-type="float" office:value="90.366388299999997" table:style-name="ce2">
            <text:p>90.3663883</text:p>
          </table:table-cell>
          <table:table-cell table:style-name="ce2"/>
          <table:table-cell office:value-type="string" table:style-name="ce2">
            <text:p>01521-207511</text:p>
          </table:table-cell>
          <table:table-cell table:number-columns-repeated="2" table:style-name="ce2"/>
          <table:table-cell office:value-type="string" table:style-name="ce2">
            <text:p>rest_image\rest_id_17\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lfresco Dhanmondi</text:p>
          </table:table-cell>
          <table:table-cell office:value-type="string" table:style-name="ce2">
            <text:p>Rangs Nasim Square, 275/D Road No. 16, Dhaka 1209</text:p>
          </table:table-cell>
          <table:table-cell office:value-type="float" office:value="23.752907199999999" table:style-name="ce2">
            <text:p>23.7529072</text:p>
          </table:table-cell>
          <table:table-cell office:value-type="float" office:value="90.367097799999996" table:style-name="ce2">
            <text:p>90.3670978</text:p>
          </table:table-cell>
          <table:table-cell table:style-name="ce2"/>
          <table:table-cell office:value-type="string" table:style-name="ce2">
            <text:p>01977-738600</text:p>
          </table:table-cell>
          <table:table-cell table:number-columns-repeated="2" table:style-name="ce2"/>
          <table:table-cell office:value-type="string" table:style-name="ce2">
            <text:p>rest_image\rest_id_18\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Crimson Cup Coffee</text:p>
          </table:table-cell>
          <table:table-cell office:value-type="string" table:style-name="ce2">
            <text:p>House 275/D, Rangs Nasim Square, Ground Floor, Old 27, Dhaka</text:p>
          </table:table-cell>
          <table:table-cell office:value-type="float" office:value="23.752969199999999" table:style-name="ce2">
            <text:p>23.7529692</text:p>
          </table:table-cell>
          <table:table-cell office:value-type="float" office:value="90.367183999999995" table:style-name="ce2">
            <text:p>90.367184</text:p>
          </table:table-cell>
          <table:table-cell table:style-name="ce2"/>
          <table:table-cell office:value-type="string" table:style-name="ce2">
            <text:p>01936-000269</text:p>
          </table:table-cell>
          <table:table-cell table:number-columns-repeated="2" table:style-name="ce2"/>
          <table:table-cell office:value-type="string" table:style-name="ce2">
            <text:p>rest_image\rest_id_19\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offee World Dhanmondi</text:p>
          </table:table-cell>
          <table:table-cell office:value-type="string" table:style-name="ce2">
            <text:p>House-44, Road-27(old), Dhaka 1209</text:p>
          </table:table-cell>
          <table:table-cell office:value-type="float" office:value="23.753310500000001" table:style-name="ce2">
            <text:p>23.7533105</text:p>
          </table:table-cell>
          <table:table-cell office:value-type="float" office:value="90.3673134" table:style-name="ce2">
            <text:p>90.3673134</text:p>
          </table:table-cell>
          <table:table-cell table:style-name="ce2"/>
          <table:table-cell office:value-type="string" table:style-name="ce2">
            <text:p>02-9127056</text:p>
          </table:table-cell>
          <table:table-cell table:number-columns-repeated="2" table:style-name="ce2"/>
          <table:table-cell office:value-type="string" table:style-name="ce2">
            <text:p>rest_image\rest_id_20\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Live Kitchen Dhamondi</text:p>
          </table:table-cell>
          <table:table-cell office:value-type="string" table:style-name="ce2">
            <text:p>Road # 16, House # 38/A, Dhanmondi, Dhaka, 16 Rd No.16, Dhaka</text:p>
          </table:table-cell>
          <table:table-cell office:value-type="float" office:value="23.7539905" table:style-name="ce2">
            <text:p>23.7539905</text:p>
          </table:table-cell>
          <table:table-cell office:value-type="float" office:value="90.368133200000003" table:style-name="ce2">
            <text:p>90.3681332</text:p>
          </table:table-cell>
          <table:table-cell table:style-name="ce2"/>
          <table:table-cell office:value-type="string" table:style-name="ce2">
            <text:p>01783-449911</text:p>
          </table:table-cell>
          <table:table-cell table:number-columns-repeated="2" table:style-name="ce2"/>
          <table:table-cell office:value-type="string" table:style-name="ce2">
            <text:p>rest_image\rest_id_21\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Bhooter Bari</text:p>
          </table:table-cell>
          <table:table-cell office:value-type="string" table:style-name="ce2">
            <text:p>1/5, Lalmatia, Block-D, Dhaka,Bangladesh 1207</text:p>
          </table:table-cell>
          <table:table-cell office:value-type="float" office:value="23.736897599999999" table:style-name="ce2">
            <text:p>23.7368976</text:p>
          </table:table-cell>
          <table:table-cell office:value-type="float" office:value="90.361476499999995" table:style-name="ce2">
            <text:p>90.3614765</text:p>
          </table:table-cell>
          <table:table-cell table:style-name="ce2"/>
          <table:table-cell office:value-type="string" table:style-name="ce2">
            <text:p>01779-722400</text:p>
          </table:table-cell>
          <table:table-cell table:number-columns-repeated="2" table:style-name="ce2"/>
          <table:table-cell office:value-type="string" table:style-name="ce2">
            <text:p>rest_image\rest_id_22\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Pinewood Café</text:p>
          </table:table-cell>
          <table:table-cell office:value-type="string" table:style-name="ce2">
            <text:p>House No 19, Road No 12, Dhanmondi, Dhaka 1209</text:p>
          </table:table-cell>
          <table:table-cell office:value-type="float" office:value="23.752277899999999" table:style-name="ce2">
            <text:p>23.7522779</text:p>
          </table:table-cell>
          <table:table-cell office:value-type="float" office:value="90.373321399999995" table:style-name="ce2">
            <text:p>90.3733214</text:p>
          </table:table-cell>
          <table:table-cell table:style-name="ce2"/>
          <table:table-cell office:value-type="string" table:style-name="ce2">
            <text:p>01914-426939</text:p>
          </table:table-cell>
          <table:table-cell table:number-columns-repeated="2" table:style-name="ce2"/>
          <table:table-cell office:value-type="string" table:style-name="ce2">
            <text:p>rest_image\rest_id_23\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Boomers Café</text:p>
          </table:table-cell>
          <table:table-cell office:value-type="string" table:style-name="ce6">
            <text:p>61, 3rd Floor, Anam Rangs Plaza, Satmasjid Road, Road No 6/A, Dhaka 1209</text:p>
          </table:table-cell>
          <table:table-cell office:value-type="float" office:value="23.768023700000001" table:style-name="ce2">
            <text:p>23.7680237</text:p>
          </table:table-cell>
          <table:table-cell office:value-type="float" office:value="90.371872300000007" table:style-name="ce2">
            <text:p>90.3718723</text:p>
          </table:table-cell>
          <table:table-cell table:style-name="ce2"/>
          <table:table-cell office:value-type="string" table:style-name="ce2">
            <text:p>02-8191622</text:p>
          </table:table-cell>
          <table:table-cell table:number-columns-repeated="2" table:style-name="ce2"/>
          <table:table-cell office:value-type="string" table:style-name="ce2">
            <text:p>rest_image\rest_id_24\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EuroHut</text:p>
          </table:table-cell>
          <table:table-cell office:value-type="string" table:style-name="ce2">
            <text:p>Satmasjid Road, Dhaka</text:p>
          </table:table-cell>
          <table:table-cell office:value-type="float" office:value="23.742165799999999" table:style-name="ce2">
            <text:p>23.7421658</text:p>
          </table:table-cell>
          <table:table-cell office:value-type="float" office:value="90.374346500000001" table:style-name="ce2">
            <text:p>90.3743465</text:p>
          </table:table-cell>
          <table:table-cell table:style-name="ce2"/>
          <table:table-cell office:value-type="string" table:style-name="ce2">
            <text:p>01720-239016</text:p>
          </table:table-cell>
          <table:table-cell table:number-columns-repeated="2" table:style-name="ce2"/>
          <table:table-cell office:value-type="string" table:style-name="ce2">
            <text:p>rest_image\rest_id_25\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Shwarma King</text:p>
          </table:table-cell>
          <table:table-cell office:value-type="string" table:style-name="ce2">
            <text:p>46, 3rd Floor, ZR Plaza, Satmasjid Road, New 9A, West Dhanmondi &amp; Shangkar, Dhaka 1209</text:p>
          </table:table-cell>
          <table:table-cell office:value-type="float" office:value="23.753938300000002" table:style-name="ce2">
            <text:p>23.7539383</text:p>
          </table:table-cell>
          <table:table-cell office:value-type="float" office:value="90.386300500000004" table:style-name="ce2">
            <text:p>90.3863005</text:p>
          </table:table-cell>
          <table:table-cell table:style-name="ce2"/>
          <table:table-cell office:value-type="string" table:style-name="ce2">
            <text:p>01616-441619</text:p>
          </table:table-cell>
          <table:table-cell table:number-columns-repeated="2" table:style-name="ce2"/>
          <table:table-cell office:value-type="string" table:style-name="ce2">
            <text:p>rest_image\rest_id_26\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 Minor Music Café</text:p>
          </table:table-cell>
          <table:table-cell office:value-type="string" table:style-name="ce2">
            <text:p>55 Satmasjid Road, Dhaka</text:p>
          </table:table-cell>
          <table:table-cell office:value-type="float" office:value="23.739225699999999" table:style-name="ce2">
            <text:p>23.7392257</text:p>
          </table:table-cell>
          <table:table-cell office:value-type="float" office:value="90.373134500000006" table:style-name="ce2">
            <text:p>90.3731345</text:p>
          </table:table-cell>
          <table:table-cell table:style-name="ce2"/>
          <table:table-cell office:value-type="string" table:style-name="ce2">
            <text:p>01760-445559</text:p>
          </table:table-cell>
          <table:table-cell table:number-columns-repeated="2" table:style-name="ce2"/>
          <table:table-cell office:value-type="string" table:style-name="ce2">
            <text:p>rest_image\rest_id_27\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Café Darbar</text:p>
          </table:table-cell>
          <table:table-cell office:value-type="string" table:style-name="ce2">
            <text:p>House # 75, Ground Floor, Rd No 5/A, Dhaka 1209</text:p>
          </table:table-cell>
          <table:table-cell office:value-type="float" office:value="23.741930799999999" table:style-name="ce2">
            <text:p>23.7419308</text:p>
          </table:table-cell>
          <table:table-cell office:value-type="float" office:value="90.371706200000006" table:style-name="ce2">
            <text:p>90.3717062</text:p>
          </table:table-cell>
          <table:table-cell table:style-name="ce2"/>
          <table:table-cell office:value-type="string" table:style-name="ce2">
            <text:p>01678-911911</text:p>
          </table:table-cell>
          <table:table-cell table:number-columns-repeated="2" table:style-name="ce2"/>
          <table:table-cell office:value-type="string" table:style-name="ce2">
            <text:p>rest_image\rest_id_28\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Soi3</text:p>
          </table:table-cell>
          <table:table-cell office:value-type="string" table:style-name="ce2">
            <text:p>30 Rd No 3, Dhaka 1205</text:p>
          </table:table-cell>
          <table:table-cell office:value-type="float" office:value="23.7398241" table:style-name="ce2">
            <text:p>23.7398241</text:p>
          </table:table-cell>
          <table:table-cell office:value-type="float" office:value="90.378871899999993" table:style-name="ce2">
            <text:p>90.3788719</text:p>
          </table:table-cell>
          <table:table-cell table:style-name="ce2"/>
          <table:table-cell office:value-type="string" table:style-name="ce2">
            <text:p>01976-437643</text:p>
          </table:table-cell>
          <table:table-cell table:number-columns-repeated="2" table:style-name="ce2"/>
          <table:table-cell office:value-type="string" table:style-name="ce2">
            <text:p>rest_image\rest_id_29\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illox</text:p>
          </table:table-cell>
          <table:table-cell office:value-type="string" table:style-name="ce2">
            <text:p>60 Satmasjid Road, Dhaka</text:p>
          </table:table-cell>
          <table:table-cell office:value-type="float" office:value="23.759537099999999" table:style-name="ce2">
            <text:p>23.7595371</text:p>
          </table:table-cell>
          <table:table-cell office:value-type="float" office:value="90.373659200000006" table:style-name="ce2">
            <text:p>90.3736592</text:p>
          </table:table-cell>
          <table:table-cell table:style-name="ce2"/>
          <table:table-cell office:value-type="string" table:style-name="ce5">
            <text:p>01973-109911</text:p>
          </table:table-cell>
          <table:table-cell table:number-columns-repeated="2" table:style-name="ce2"/>
          <table:table-cell office:value-type="string" table:style-name="ce2">
            <text:p>rest_image\rest_id_30\</text:p>
          </table:table-cell>
          <table:table-cell table:number-columns-repeated="16374"/>
        </table:table-row>
        <table:table-row table:style-name="ro1">
          <table:table-cell table:number-columns-repeated="256" table:style-name="ce2"/>
          <table:table-cell table:number-columns-repeated="16128"/>
        </table:table-row>
        <table:table-row table:number-rows-repeated="1048544" table:style-name="ro2">
          <table:table-cell table:number-columns-repeated="16384"/>
        </table:table-row>
      </table:table>
      <table:table table:name="rest_menu" table:style-name="ta1"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TENTS</text:p>
          </table:table-cell>
          <table:table-cell office:value-type="string" table:style-name="ce2">
            <text:p>PRICE<text:s/>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drabadi Biriyani</text:p>
          </table:table-cell>
          <table:table-cell office:value-type="string" table:style-name="ce1">
            <text:p>Polao, Red Meat, Potato, Spic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st_image\rest_id_1\1_1.jpg</text:p>
          </table:table-cell>
          <table:table-cell office:value-type="date" office:date-value="2017-12-11T22:22:03" table:style-name="ce3">
            <text:p>12-11-17 10:22 PM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  <table:table table:name="rest_place_review" table:style-name="ta1">
        <table:table-column table:style-name="co1" table:number-columns-repeated="3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SER 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cellent, Cozy and Comfy place.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4:32" table:style-name="ce3">
            <text:p>12-11-17 10:24 PM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user_info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z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dmirazur@yahoo.com.sg</text:p>
          </table:table-cell>
          <table:table-cell office:value-type="float" office:value="1739671060" table:style-name="ce1">
            <text:p>1739671060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fta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ifta@gmail.com</text:p>
          </table:table-cell>
          <table:table-cell office:value-type="float" office:value="1233456" table:style-name="ce1">
            <text:p>1233456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brar</text:p>
          </table:table-cell>
          <table:table-cell office:value-type="string" table:style-name="ce2">
            <text:p>Tejgaon</text:p>
          </table:table-cell>
          <table:table-cell office:value-type="string" table:style-name="ce4">
            <text:p><text:a xlink:href="mailto:abrr222@gmail.com">abrr222@gmail.com</text:a></text:p>
          </table:table-cell>
          <table:table-cell office:value-type="float" office:value="121141159" table:style-name="ce2">
            <text:p>12114115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sif</text:p>
          </table:table-cell>
          <table:table-cell office:value-type="string" table:style-name="ce2">
            <text:p>Uttora</text:p>
          </table:table-cell>
          <table:table-cell office:value-type="string" table:style-name="ce4">
            <text:p><text:a xlink:href="mailto:as310@gmail.com">as310@gmail.com</text:a></text:p>
          </table:table-cell>
          <table:table-cell office:value-type="float" office:value="11120121" table:style-name="ce2">
            <text:p>11120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asnia</text:p>
          </table:table-cell>
          <table:table-cell office:value-type="string" table:style-name="ce2">
            <text:p>Mdpur</text:p>
          </table:table-cell>
          <table:table-cell office:value-type="string" table:style-name="ce4">
            <text:p><text:a xlink:href="mailto:tasmd@live.com">tasmd@live.com</text:a></text:p>
          </table:table-cell>
          <table:table-cell office:value-type="float" office:value="116469" table:style-name="ce2">
            <text:p>11646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Zara</text:p>
          </table:table-cell>
          <table:table-cell office:value-type="string" table:style-name="ce2">
            <text:p>Mirpur</text:p>
          </table:table-cell>
          <table:table-cell office:value-type="string" table:style-name="ce4">
            <text:p><text:a xlink:href="mailto:rsultana12@gmail.com">rsultana12@gmail.com</text:a></text:p>
          </table:table-cell>
          <table:table-cell office:value-type="float" office:value="123564897" table:style-name="ce2">
            <text:p>12356489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aisha</text:p>
          </table:table-cell>
          <table:table-cell office:value-type="string" table:style-name="ce2">
            <text:p>Kalabagan</text:p>
          </table:table-cell>
          <table:table-cell office:value-type="string" table:style-name="ce4">
            <text:p><text:a xlink:href="mailto:mzrouf@live.com">mzrouf@live.com</text:a></text:p>
          </table:table-cell>
          <table:table-cell office:value-type="float" office:value="155154121" table:style-name="ce2">
            <text:p>155154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aroar</text:p>
          </table:table-cell>
          <table:table-cell office:value-type="string" table:style-name="ce2">
            <text:p>Kalabagan</text:p>
          </table:table-cell>
          <table:table-cell office:value-type="string" table:style-name="ce4">
            <text:p><text:a xlink:href="mailto:sar710@yahoo.com">sar710@yahoo.com</text:a></text:p>
          </table:table-cell>
          <table:table-cell office:value-type="float" office:value="123141177" table:style-name="ce2">
            <text:p>12314117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nika</text:p>
          </table:table-cell>
          <table:table-cell office:value-type="string" table:style-name="ce2">
            <text:p>Sukrabad</text:p>
          </table:table-cell>
          <table:table-cell office:value-type="string" table:style-name="ce4">
            <text:p><text:a xlink:href="mailto:tanika20@gmail.com">tanika20@gmail.com</text:a></text:p>
          </table:table-cell>
          <table:table-cell office:value-type="float" office:value="123456798" table:style-name="ce2">
            <text:p>123456798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ziz</text:p>
          </table:table-cell>
          <table:table-cell office:value-type="string" table:style-name="ce2">
            <text:p>Mirpur</text:p>
          </table:table-cell>
          <table:table-cell office:value-type="string" table:style-name="ce4">
            <text:p><text:a xlink:href="mailto:maa141@gmail.com">maa141@gmail.com</text:a></text:p>
          </table:table-cell>
          <table:table-cell office:value-type="float" office:value="147189156" table:style-name="ce2">
            <text:p>147189156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rafat</text:p>
          </table:table-cell>
          <table:table-cell office:value-type="string" table:style-name="ce2">
            <text:p>Dhanmondi</text:p>
          </table:table-cell>
          <table:table-cell office:value-type="string" table:style-name="ce4">
            <text:p><text:a xlink:href="mailto:tanjimak555@gmail.com">tanjimak555@gmail.com</text:a></text:p>
          </table:table-cell>
          <table:table-cell office:value-type="float" office:value="133121151" table:style-name="ce2">
            <text:p>13312115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Fahim</text:p>
          </table:table-cell>
          <table:table-cell office:value-type="string" table:style-name="ce2">
            <text:p>Mdpur</text:p>
          </table:table-cell>
          <table:table-cell office:value-type="string" table:style-name="ce4">
            <text:p><text:a xlink:href="mailto:ff200@live.com">ff200@live.com</text:a></text:p>
          </table:table-cell>
          <table:table-cell office:value-type="float" office:value="123312144" table:style-name="ce2">
            <text:p>123312144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Kazi</text:p>
          </table:table-cell>
          <table:table-cell office:value-type="string" table:style-name="ce2">
            <text:p>Banani</text:p>
          </table:table-cell>
          <table:table-cell office:value-type="string" table:style-name="ce4">
            <text:p><text:a xlink:href="mailto:kazsultan@gmail.com">kazsultan@gmail.com</text:a></text:p>
          </table:table-cell>
          <table:table-cell office:value-type="float" office:value="155141153" table:style-name="ce2">
            <text:p>15514115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Mohammed</text:p>
          </table:table-cell>
          <table:table-cell office:value-type="string" table:style-name="ce2">
            <text:p>Lalmatia</text:p>
          </table:table-cell>
          <table:table-cell office:value-type="string" table:style-name="ce4">
            <text:p><text:a xlink:href="mailto:shehabuddin123@yahoo.com">shehabuddin123@yahoo.com</text:a></text:p>
          </table:table-cell>
          <table:table-cell office:value-type="float" office:value="101101111" table:style-name="ce2">
            <text:p>10110111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adaf</text:p>
          </table:table-cell>
          <table:table-cell office:value-type="string" table:style-name="ce2">
            <text:p>Banani</text:p>
          </table:table-cell>
          <table:table-cell office:value-type="string" table:style-name="ce4">
            <text:p><text:a xlink:href="mailto:mdfaaz88@gmail.com">mdfaaz88@gmail.com</text:a></text:p>
          </table:table-cell>
          <table:table-cell office:value-type="float" office:value="111111111" table:style-name="ce2">
            <text:p>111111111</text:p>
          </table:table-cell>
          <table:table-cell table:number-columns-repeated="251" table:style-name="ce2"/>
          <table:table-cell table:number-columns-repeated="16128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7.4</meta:initial-creator>
    <dc:creator>User</dc:creator>
    <meta:creation-date>2017-12-11T17:53:40Z</meta:creation-date>
    <dc:date>2017-12-16T17:22:55Z</dc:date>
  </office:meta>
</office:document-meta>
</file>